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472c" officeooo:paragraph-rsid="0016472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 FILE SYST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08:02.994102459</meta:creation-date>
    <dc:date>2019-02-05T16:08:28.271746298</dc:date>
    <meta:editing-duration>PT26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6.0.7.3$Linux_X86_64 LibreOffice_project/00m0$Build-3</meta:generator>
  </office:meta>
</office:document-meta>
</file>